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00057" officeooo:paragraph-rsid="00000057" style:font-size-asian="12.25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1480e" officeooo:paragraph-rsid="0001480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231ae" officeooo:paragraph-rsid="000231a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05203" officeooo:paragraph-rsid="0020520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5743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b1718" officeooo:paragraph-rsid="011e81a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2661de" officeooo:paragraph-rsid="002661d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1e81a6" officeooo:paragraph-rsid="011e81a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2338fc" officeooo:paragraph-rsid="012338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officeooo:rsid="00000057" officeooo:paragraph-rsid="00000057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officeooo:rsid="0000b5ca" officeooo:paragraph-rsid="0000b5ca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normal" officeooo:rsid="00668a64" officeooo:paragraph-rsid="010dfb92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normal" officeooo:rsid="00da8626" officeooo:paragraph-rsid="00eb7f3d" style:font-size-asian="16pt" style:font-weight-asian="normal" style:font-size-complex="16pt" style:font-weight-complex="normal"/>
    </style:style>
    <style:style style:name="P16" style:family="paragraph" style:parent-style-name="Preformatted_20_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language="ru" fo:country="RU" officeooo:rsid="000b4648" officeooo:paragraph-rsid="00d92fc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/>
      <style:text-properties officeooo:paragraph-rsid="011e81a6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d1e2c" officeooo:paragraph-rsid="000d1e2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12338fc" officeooo:paragraph-rsid="012338f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1e81a6" officeooo:paragraph-rsid="011e81a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officeooo:paragraph-rsid="011e81a6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officeooo:paragraph-rsid="01367cea"/>
    </style:style>
    <style:style style:name="P23" style:family="paragraph" style:parent-style-name="Standard">
      <style:paragraph-properties fo:text-align="start" style:justify-single-word="false"/>
      <style:text-properties officeooo:paragraph-rsid="012a77d0"/>
    </style:style>
    <style:style style:name="P24" style:family="paragraph" style:parent-style-name="Standard">
      <style:paragraph-properties fo:text-align="start" style:justify-single-word="false"/>
      <style:text-properties fo:font-style="italic" officeooo:paragraph-rsid="01367cea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paragraph-rsid="012a77d0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officeooo:rsid="01367cea" officeooo:paragraph-rsid="01367cea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257439" officeooo:paragraph-rsid="01203f3c" style:font-size-asian="12.25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d874e5"/>
    </style:style>
    <style:style style:name="T3" style:family="text">
      <style:text-properties fo:language="en" fo:country="US" officeooo:rsid="011c7eae"/>
    </style:style>
    <style:style style:name="T4" style:family="text">
      <style:text-properties fo:language="en" fo:country="US" fo:font-weight="normal" officeooo:rsid="011e81a6" style:font-weight-asian="normal" style:font-weight-complex="normal"/>
    </style:style>
    <style:style style:name="T5" style:family="text">
      <style:text-properties fo:language="ru" fo:country="RU" officeooo:rsid="00d58d01"/>
    </style:style>
    <style:style style:name="T6" style:family="text">
      <style:text-properties fo:language="ru" fo:country="RU" officeooo:rsid="00da8626"/>
    </style:style>
    <style:style style:name="T7" style:family="text">
      <style:text-properties fo:language="ru" fo:country="RU" officeooo:rsid="00dbef47"/>
    </style:style>
    <style:style style:name="T8" style:family="text">
      <style:text-properties fo:language="ru" fo:country="RU" officeooo:rsid="011c7eae"/>
    </style:style>
    <style:style style:name="T9" style:family="text">
      <style:text-properties style:font-name="Times New Roman" fo:font-size="14pt" fo:language="ru" fo:country="RU" fo:font-weight="bold" officeooo:rsid="000b1718" style:font-size-asian="12.25pt" style:font-weight-asian="bold" style:font-size-complex="14pt" style:font-weight-complex="bold"/>
    </style:style>
    <style:style style:name="T10" style:family="text">
      <style:text-properties style:font-name="Times New Roman" fo:font-size="14pt" fo:language="ru" fo:country="RU" style:font-size-asian="14pt" style:font-size-complex="14pt"/>
    </style:style>
    <style:style style:name="T11" style:family="text">
      <style:text-properties style:font-name="Times New Roman" fo:font-size="14pt" fo:language="ru" fo:country="RU" officeooo:rsid="000b4648" style:font-size-asian="14pt" style:font-size-complex="14pt"/>
    </style:style>
    <style:style style:name="T12" style:family="text">
      <style:text-properties style:font-name="Times New Roman" fo:font-size="14pt" fo:language="ru" fo:country="RU" officeooo:rsid="01390a3a" style:font-size-asian="14pt" style:font-size-complex="14pt"/>
    </style:style>
    <style:style style:name="T13" style:family="text">
      <style:text-properties style:font-name="Times New Roman" fo:font-size="14pt" fo:language="ru" fo:country="RU" fo:font-weight="normal" officeooo:rsid="011e81a6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1203f3c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120e34e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12c1482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style="italic" officeooo:rsid="01390a3a" style:font-size-asian="14pt" style:font-style-asian="italic" style:font-size-complex="14pt" style:font-style-complex="italic"/>
    </style:style>
    <style:style style:name="T18" style:family="text">
      <style:text-properties style:font-name="Times New Roman" fo:font-size="14pt" fo:language="ru" fo:country="RU" fo:font-style="normal" officeooo:rsid="01390a3a" style:font-size-asian="14pt" style:font-style-asian="normal" style:font-size-complex="14pt" style:font-style-complex="normal"/>
    </style:style>
    <style:style style:name="T19" style:family="text">
      <style:text-properties style:font-name="Times New Roman" fo:font-size="14pt" fo:language="ru" fo:country="RU" fo:font-style="normal" officeooo:rsid="013a9bc5" style:font-size-asian="14pt" style:font-style-asian="normal" style:font-size-complex="14pt" style:font-style-complex="normal"/>
    </style:style>
    <style:style style:name="T20" style:family="text">
      <style:text-properties style:font-name="Times New Roman" fo:font-size="14pt" fo:language="en" fo:country="US" fo:font-weight="bold" officeooo:rsid="000b1718" style:font-size-asian="12.25pt" style:font-weight-asian="bold" style:font-size-complex="14pt" style:font-weight-complex="bold"/>
    </style:style>
    <style:style style:name="T21" style:family="text">
      <style:text-properties style:font-name="Times New Roman" fo:font-size="14pt" fo:language="en" fo:country="US" fo:font-weight="normal" officeooo:rsid="01203f3c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en" fo:country="US" fo:font-weight="normal" officeooo:rsid="0120e34e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1367cea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officeooo:rsid="01390a3a" style:font-size-asian="14pt" style:font-size-complex="14pt"/>
    </style:style>
    <style:style style:name="T25" style:family="text">
      <style:text-properties style:font-name="Times New Roman" fo:font-size="14pt" fo:language="en" fo:country="US" fo:font-style="italic" officeooo:rsid="01390a3a" style:font-size-asian="14pt" style:font-style-asian="italic" style:font-size-complex="14pt" style:font-style-complex="italic"/>
    </style:style>
    <style:style style:name="T26" style:family="text">
      <style:text-properties officeooo:rsid="00ad5cad"/>
    </style:style>
    <style:style style:name="T27" style:family="text">
      <style:text-properties officeooo:rsid="00d58d01"/>
    </style:style>
    <style:style style:name="T28" style:family="text">
      <style:text-properties officeooo:rsid="00d67fd1"/>
    </style:style>
    <style:style style:name="T29" style:family="text">
      <style:text-properties officeooo:rsid="00d79b3a"/>
    </style:style>
    <style:style style:name="T30" style:family="text">
      <style:text-properties officeooo:rsid="00d874e5"/>
    </style:style>
    <style:style style:name="T31" style:family="text">
      <style:text-properties officeooo:rsid="00e98d30"/>
    </style:style>
    <style:style style:name="T32" style:family="text">
      <style:text-properties fo:font-style="normal" officeooo:rsid="012f9261" style:font-style-asian="normal" style:font-style-complex="normal"/>
    </style:style>
    <style:style style:name="T33" style:family="text">
      <style:text-properties fo:font-style="normal" officeooo:rsid="013307f0" style:font-style-asian="normal" style:font-style-complex="normal"/>
    </style:style>
    <style:style style:name="T34" style:family="text">
      <style:text-properties fo:font-style="normal" officeooo:rsid="014346d3" style:font-style-asian="normal" style:font-style-complex="normal"/>
    </style:style>
    <style:style style:name="T35" style:family="text">
      <style:text-properties officeooo:rsid="010805bf"/>
    </style:style>
    <style:style style:name="T36" style:family="text">
      <style:text-properties officeooo:rsid="01085585"/>
    </style:style>
    <style:style style:name="T37" style:family="text">
      <style:text-properties officeooo:rsid="011d5841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2.25pt" style:font-weight-asian="normal" style:font-size-complex="14pt" style:font-weight-complex="normal"/>
    </style:style>
    <style:style style:name="T39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1203f3c" style:font-size-asian="12.25pt" style:font-weight-asian="normal" style:font-size-complex="14pt" style:font-weight-complex="normal"/>
    </style:style>
    <style:style style:name="T40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1367cea" style:font-size-asian="12.25pt" style:font-weight-asian="normal" style:font-size-complex="14pt" style:font-weight-complex="normal"/>
    </style:style>
    <style:style style:name="T41" style:family="text">
      <style:text-properties fo:font-variant="normal" fo:text-transform="none" fo:color="#000000" loext:opacity="100%" style:font-name="Times New Roman" fo:font-size="14pt" fo:letter-spacing="normal" fo:language="en" fo:country="US" fo:font-weight="normal" officeooo:rsid="01203f3c" style:font-size-asian="12.25pt" style:font-weight-asian="normal" style:font-size-complex="14pt" style:font-weight-complex="normal"/>
    </style:style>
    <style:style style:name="T42" style:family="text">
      <style:text-properties fo:font-variant="normal" fo:text-transform="none" fo:color="#000000" loext:opacity="100%" style:font-name="Times New Roman" fo:font-size="14pt" fo:letter-spacing="normal" fo:language="ru" fo:country="RU" fo:font-weight="normal" officeooo:rsid="01203f3c" style:font-size-asian="12.25pt" style:font-weight-asian="normal" style:font-size-complex="14pt" style:font-weight-complex="normal"/>
    </style:style>
    <style:style style:name="T43" style:family="text">
      <style:text-properties fo:font-variant="normal" fo:text-transform="none" fo:color="#000000" loext:opacity="100%" style:font-name="Times New Roman" fo:font-size="14pt" fo:letter-spacing="normal" fo:language="ru" fo:country="RU" fo:font-weight="normal" officeooo:rsid="012a77d0" style:font-size-asian="12.25pt" style:font-weight-asian="normal" style:font-size-complex="14pt" style:font-weight-complex="normal"/>
    </style:style>
    <style:style style:name="T44" style:family="text">
      <style:text-properties fo:color="#000000" loext:opacity="100%" style:font-name="Times New Roman" fo:font-size="14pt" fo:language="en" fo:country="US" fo:font-weight="normal" officeooo:rsid="01203f3c" style:font-size-asian="12.25pt" style:font-weight-asian="normal" style:font-size-complex="14pt" style:font-weight-complex="normal"/>
    </style:style>
    <style:style style:name="T45" style:family="text">
      <style:text-properties fo:color="#000000" loext:opacity="100%" style:font-name="Times New Roman" fo:font-size="14pt" fo:language="en" fo:country="US" fo:font-weight="normal" officeooo:rsid="01367cea" style:font-size-asian="12.25pt" style:font-weight-asian="normal" style:font-size-complex="14pt" style:font-weight-complex="normal"/>
    </style:style>
    <style:style style:name="T46" style:family="text">
      <style:text-properties officeooo:rsid="012f9261"/>
    </style:style>
    <style:style style:name="T47" style:family="text">
      <style:text-properties officeooo:rsid="0141a8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2">Московский авиационный институт</text:p>
      <text:p text:style-name="P12">(национальный исследовательский университет)</text:p>
      <text:p text:style-name="P12"/>
      <text:p text:style-name="P12"/>
      <text:p text:style-name="P12"/>
      <text:p text:style-name="P12"/>
      <text:p text:style-name="P12"/>
      <text:p text:style-name="P13">Факультет информационных технологий и прикладной математики</text:p>
      <text:p text:style-name="P13"/>
      <text:p text:style-name="P13"/>
      <text:p text:style-name="P13"/>
      <text:p text:style-name="P13">Кафедра вычислительной математики и программирования</text:p>
      <text:p text:style-name="P13"/>
      <text:p text:style-name="P13"/>
      <text:p text:style-name="P13"/>
      <text:p text:style-name="P13"><text:span text:style-name="T27">Лабораторная</text:span><text:span text:style-name="T26"> работа</text:span> <text:span text:style-name="T31">№</text:span><text:span text:style-name="T3">1</text:span><text:span text:style-name="T31"> </text:span>по курсу «<text:span text:style-name="T27">Криптография</text:span>»</text:p>
      <text:p text:style-name="P3"/>
      <text:p text:style-name="P15"/>
      <text:p text:style-name="P14"><text:span text:style-name="T6">«</text:span><text:span text:style-name="T8">Факторизация больших чисел</text:span><text:span text:style-name="T7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удент: Ф.М. Шавандрин</text:p>
      <text:p text:style-name="P2">Преподаватель<text:span text:style-name="T1">: </text:span><text:span text:style-name="T5">А.В. Борисов</text:span></text:p>
      <text:p text:style-name="P4">Группа: М8О-308Б-19</text:p>
      <text:p text:style-name="P4">Дата: <text:span text:style-name="T28">1</text:span><text:span text:style-name="T37">9</text:span>.<text:span text:style-name="T28">0</text:span><text:span text:style-name="T37">4</text:span>.202<text:span text:style-name="T28">2</text:span></text:p>
      <text:p text:style-name="P4">Оценка:</text:p>
      <text:p text:style-name="P4">Подпись:</text:p>
      <text:p text:style-name="P4"/>
      <text:p text:style-name="P4"/>
      <text:p text:style-name="P4"/>
      <text:p text:style-name="P4"/>
      <text:p text:style-name="P4"/>
      <text:p text:style-name="P5">Москва, 202<text:span text:style-name="T29">2</text:span></text:p>
      <text:p text:style-name="P8"/>
      <text:p text:style-name="P17"><text:soft-page-break/><text:span text:style-name="T9">Задача</text:span><text:span text:style-name="T20">: </text:span><text:span text:style-name="T13">Даны два больших числа </text:span><text:span text:style-name="T22">n1 </text:span><text:span text:style-name="T15">и </text:span><text:span text:style-name="T22">n2 </text:span><text:span text:style-name="T13">с 80 и </text:span><text:span text:style-name="T16">463</text:span><text:span text:style-name="T13"> разрядами соответственно. Необходимо разложить каждое из чисел на нетривиальные сомножители.</text:span></text:p>
      <text:p text:style-name="P10"/>
      <text:p text:style-name="P20">Вариант 2:</text:p>
      <text:p text:style-name="P21"><text:span text:style-name="T4">n1=</text:span>11094321979214883522081243833073971863144077429544717183070098194022031113245733 </text:p>
      <text:p text:style-name="P21"/>
      <text:p text:style-name="P21"><text:span text:style-name="T4">n2=</text:span>56424911464112017057318089424549304472733039784905155129062237456549478073935529006391712134849328747432496545077141304368351457524831460384137649719432573862638283404718071337652885775783125217378700233930499648117842842058586627384464570571670225074321838070333346433087416904684180679245327050247087099453080111997019676100970505605581388424843328492204138492787245416136695976800139603812614610137311238694890740676951 13937598392668449297686984423553477740729 </text:p>
      <text:p text:style-name="P16"/>
      <text:p text:style-name="P18"><text:span text:style-name="T11">О</text:span><text:span text:style-name="T10">писание</text:span></text:p>
      <text:p text:style-name="P19"><text:span text:style-name="T10">Для факторизации первого числа воспользовался сайтом </text:span><text:a xlink:type="simple" xlink:href="https://www.alpertron.com.ar/ECM.HTM" text:style-name="Internet_20_link" text:visited-style-name="Visited_20_Internet_20_Link">https://www.alpertron.com.ar/ECM.HTM</text:a><text:span text:style-name="T10">. </text:span><text:span text:style-name="T12">Для того, чтобы разложить второе число на нетривиальные множители, искал </text:span><text:span text:style-name="T25">gcd() </text:span><text:span text:style-name="T18">для моего числа и числа из других вариантов. Так я получил первый множитель, а второй нашел путем деления исходного числа на </text:span><text:span text:style-name="T19">этот </text:span><text:span text:style-name="T18">первый множитель.</text:span></text:p>
      <text:p text:style-name="P11"/>
      <text:p text:style-name="P6">Результат работы</text:p>
      <text:p text:style-name="P24"><text:span text:style-name="T14">Результат факторизации числа </text:span><text:span text:style-name="T21">n1 : </text:span></text:p>
      <text:p text:style-name="P22"><text:span text:style-name="T23">P1 = </text:span><text:span text:style-name="T39">2422112172464195227626479188246747322561</text:span><text:span text:style-name="T44"> </text:span></text:p>
      <text:p text:style-name="P22"><text:span text:style-name="T45">Q1 = </text:span><text:span text:style-name="T39">4580432774889943655141922440834961150053</text:span></text:p>
      <text:p text:style-name="P25"><text:span text:style-name="T42">Результат факторизации числа </text:span><text:span text:style-name="T41">n</text:span><text:span text:style-name="T43">2</text:span><text:span text:style-name="T41"> :</text:span></text:p>
      <text:p text:style-name="P23"><text:span text:style-name="T40">P2 = </text:span><text:span text:style-name="T39">21777602491285875818873178374643114480949990520501944417828166591780933591976876474988701099120704621580185919483891935390023998467206870438033152525066523</text:span></text:p>
      <text:p text:style-name="P26"><text:span text:style-name="T39">Q</text:span><text:span text:style-name="T38">2 = 259096066643194401463710973677150268510995005346524205293876394043805863392558929218739209714176311413138289731063401751078539939372439392841741052892005561365955305526181242692734822515592485763174476585337261508238000476547754219323994374531288415624119298926948176303581533511967607355544237309655446580923</text:span></text:p>
      <text:p text:style-name="P27"/>
      <text:p text:style-name="P7">Выводы</text:p>
      <text:p text:style-name="P9">Выполнив <text:span text:style-name="T47">л</text:span><text:span text:style-name="T30">абораторную работу </text:span><text:span text:style-name="T36">№</text:span><text:span text:style-name="T47">1</text:span><text:span text:style-name="T36"> </text:span><text:span text:style-name="T30">по курсу </text:span><text:span text:style-name="T2">“</text:span><text:span text:style-name="T30">Криптография</text:span><text:span text:style-name="T2">”, </text:span><text:span text:style-name="T35">я </text:span><text:span text:style-name="T32">изучил теорию разбиения больших чисел на нетривиальные сомножители, </text:span><text:span text:style-name="T34">включая различные алгоритмы факторизации,</text:span><text:span text:style-name="T32"> </text:span><text:span text:style-name="T33">а также практическое применение факторизации целых чисел, например, при дешифровки сообщения или ключа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Liberation Mono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9T17:20:06.769000000</dc:date>
    <meta:editing-duration>PT3H53M6S</meta:editing-duration>
    <meta:editing-cycles>249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8" meta:word-count="168" meta:character-count="2327" meta:non-whitespace-character-count="2183"/>
  </office:meta>
</office:document-meta>
</file>